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779b" officeooo:paragraph-rsid="000e779b"/>
    </style:style>
    <style:style style:name="P2" style:family="paragraph" style:parent-style-name="Standard">
      <style:text-properties officeooo:rsid="000e779b" officeooo:paragraph-rsid="0010a317"/>
    </style:style>
    <style:style style:name="P3" style:family="paragraph" style:parent-style-name="Standard">
      <style:text-properties officeooo:paragraph-rsid="000e779b"/>
    </style:style>
    <style:style style:name="P4" style:family="paragraph" style:parent-style-name="Standard">
      <style:text-properties officeooo:rsid="000ef4bd" officeooo:paragraph-rsid="0011b217"/>
    </style:style>
    <style:style style:name="P5" style:family="paragraph" style:parent-style-name="Standard">
      <style:text-properties officeooo:rsid="0012aa26" officeooo:paragraph-rsid="0012aa26"/>
    </style:style>
    <style:style style:name="P6" style:family="paragraph" style:parent-style-name="Standard">
      <style:text-properties officeooo:paragraph-rsid="0012aa26"/>
    </style:style>
    <style:style style:name="P7" style:family="paragraph" style:parent-style-name="Standard">
      <style:text-properties officeooo:paragraph-rsid="0015a343"/>
    </style:style>
    <style:style style:name="P8" style:family="paragraph" style:parent-style-name="Standard">
      <style:text-properties officeooo:rsid="00193879" officeooo:paragraph-rsid="00193879"/>
    </style:style>
    <style:style style:name="P9" style:family="paragraph" style:parent-style-name="Standard">
      <style:text-properties officeooo:paragraph-rsid="001cb1dd"/>
    </style:style>
    <style:style style:name="T1" style:family="text">
      <style:text-properties officeooo:rsid="000e0540"/>
    </style:style>
    <style:style style:name="T2" style:family="text">
      <style:text-properties officeooo:rsid="000e1c94"/>
    </style:style>
    <style:style style:name="T3" style:family="text">
      <style:text-properties officeooo:rsid="000e779b"/>
    </style:style>
    <style:style style:name="T4" style:family="text">
      <style:text-properties officeooo:rsid="000ea76f"/>
    </style:style>
    <style:style style:name="T5" style:family="text">
      <style:text-properties officeooo:rsid="000ef4bd"/>
    </style:style>
    <style:style style:name="T6" style:family="text">
      <style:text-properties officeooo:rsid="000fc52c"/>
    </style:style>
    <style:style style:name="T7" style:family="text">
      <style:text-properties officeooo:rsid="0010a317"/>
    </style:style>
    <style:style style:name="T8" style:family="text">
      <style:text-properties officeooo:rsid="0011b217"/>
    </style:style>
    <style:style style:name="T9" style:family="text">
      <style:text-properties officeooo:rsid="0012aa26"/>
    </style:style>
    <style:style style:name="T10" style:family="text">
      <style:text-properties officeooo:rsid="0012eb9e"/>
    </style:style>
    <style:style style:name="T11" style:family="text">
      <style:text-properties officeooo:rsid="00130935"/>
    </style:style>
    <style:style style:name="T12" style:family="text">
      <style:text-properties fo:font-style="italic" officeooo:rsid="00130935" style:font-style-asian="italic" style:font-style-complex="italic"/>
    </style:style>
    <style:style style:name="T13" style:family="text">
      <style:text-properties officeooo:rsid="00140053"/>
    </style:style>
    <style:style style:name="T14" style:family="text">
      <style:text-properties officeooo:rsid="0014da20"/>
    </style:style>
    <style:style style:name="T15" style:family="text">
      <style:text-properties officeooo:rsid="0015a343"/>
    </style:style>
    <style:style style:name="T16" style:family="text">
      <style:text-properties officeooo:rsid="00176be4"/>
    </style:style>
    <style:style style:name="T17" style:family="text">
      <style:text-properties officeooo:rsid="00193879"/>
    </style:style>
    <style:style style:name="T18" style:family="text">
      <style:text-properties officeooo:rsid="001cb1dd"/>
    </style:style>
    <style:style style:name="T19" style:family="text">
      <style:text-properties officeooo:rsid="001df070"/>
    </style:style>
    <style:style style:name="T20" style:family="text">
      <style:text-properties officeooo:rsid="001e0e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Gentiana acaulis, </text:span><text:span text:style-name="T2">Festuca paniculata, </text:span><text:span text:style-name="T12">encore un foutu</text:span><text:span text:style-name="T2"> Crepis, </text:span><text:span text:style-name="T14">Lotus corniculatus</text:span><text:span text:style-name="T2">...”... about fifteen ecologists </text:span><text:span text:style-name="T3">we</text:span><text:span text:style-name="T2">re crouch</text:span><text:span text:style-name="T3">ing</text:span><text:span text:style-name="T2"> in the grass, sampling p</text:span><text:span text:style-name="T11">asture p</text:span><text:span text:style-name="T2">lants. It </text:span><text:span text:style-name="T3">wa</text:span><text:span text:style-name="T2">s summer</text:span><text:span text:style-name="T5">time</text:span><text:span text:style-name="T2"> in the Alps, </text:span><text:span text:style-name="T11">we </text:span><text:span text:style-name="T14">we</text:span><text:span text:style-name="T11">re sweating under our hats</text:span><text:span text:style-name="T2"> and flowers </text:span><text:span text:style-name="T3">we</text:span><text:span text:style-name="T2">re blooming everywhere. </text:span></text:p>
      <text:p text:style-name="P2">This scene takes place about ten years ago, during my PhD field work.<text:span text:style-name="T7"> All the lab group had come to help out. </text:span>I had freshly moved to the French Alps after learning theoretical ecology in concrete Parisian buildings. <text:span text:style-name="T4">Needless to say, I was not doing the plant identification part of the job*.</text:span></text:p>
      <text:p text:style-name="P1"/>
      <text:p text:style-name="P4"><text:span text:style-name="T18">T</text:span>heoretical ecology <text:span text:style-name="T8">i</text:span>s <text:span text:style-name="T8">truly</text:span> <text:span text:style-name="T8">fascinating. Simple mathematical </text:span><text:span text:style-name="T10">model</text:span><text:span text:style-name="T8">s </text:span><text:span text:style-name="T11">are</text:span><text:span text:style-name="T8"> easily laid on paper </text:span><text:span text:style-name="T11">and </text:span><text:span text:style-name="T8">give rise to </text:span>systems with complex behaviors. <text:span text:style-name="T8">But they</text:span> only exist on <text:span text:style-name="T17">paper, </text:span>whiteboard<text:span text:style-name="T18">s</text:span> or <text:span text:style-name="Emphasis">in silico</text:span> <text:span text:style-name="T8">to illustrate potential ecological mechanisms t</text:span><text:span text:style-name="T14">o be</text:span><text:span text:style-name="T8"> </text:span><text:span text:style-name="T11">dissect</text:span><text:span text:style-name="T14">ed</text:span><text:span text:style-name="T11"> and </text:span><text:span text:style-name="T8">discuss</text:span><text:span text:style-name="T14">ed</text:span><text:span text:style-name="T8">.</text:span> Sometimes, sometimes, those neat <text:span text:style-name="T8">little </text:span>systems are <text:span text:style-name="T8">statiscally </text:span>related to <text:span text:style-name="T6">simple </text:span>plant ecosystems in real life. T<text:span text:style-name="T8">hey have t</text:span>wo, three, maybe ten species, often <text:span text:style-name="T14">growing</text:span><text:span text:style-name="T8"> </text:span>in pots (REF) or <text:span text:style-name="T8">in </text:span><text:span text:style-name="T7">carefully man</text:span><text:span text:style-name="T14">aged</text:span><text:span text:style-name="T7"> </text:span>experimental <text:span text:style-name="T7">settings</text:span> (REF)<text:span text:style-name="T7">. </text:span></text:p>
      <text:p text:style-name="P7"><text:span text:style-name="T11">Back in the </text:span><text:span text:style-name="T14">sunny </text:span><text:span text:style-name="T11">mountains, a</text:span><text:span text:style-name="T6">bout sixty species were crammed in that one </text:span><text:span text:style-name="T15">small </text:span><text:span text:style-name="T6">field plot. </text:span><text:span text:style-name="T7">And there were seventeen more </text:span><text:span text:style-name="T15">plots to go</text:span><text:span text:style-name="T7">. </text:span><text:span text:style-name="T15">We can imagine that we could relate one </text:span><text:span text:style-name="T9">hypothetical mathematical model </text:span><text:span text:style-name="T15">to that pasture ecosystem... After all, we only have to ch</text:span><text:span text:style-name="T9">aracterizing all the intricacies of plant growth and interactions </text:span><text:span text:style-name="T15">of about two hundred species. That would only</text:span><text:span text:style-name="T9"> require a massive experimental setting, </text:span><text:span text:style-name="T11">an army of volunteers,</text:span><text:span text:style-name="T9"> </text:span><text:span text:style-name="T15">lots of </text:span><text:span text:style-name="T11">time</text:span><text:span text:style-name="T9"> and money that few ecologists have. A</text:span><text:span text:style-name="T13">nd</text:span><text:span text:style-name="T11"> </text:span><text:span text:style-name="T9">I suck at managing experiments.</text:span></text:p>
      <text:p text:style-name="P6"/>
      <text:p text:style-name="P9"><text:span text:style-name="T7">A</text:span><text:span text:style-name="T6">ll those </text:span><text:span text:style-name="T7">clean mathematical </text:span><text:span text:style-name="T10">model</text:span><text:span text:style-name="T6">s felt </text:span><text:span text:style-name="T10">a bit </text:span><text:span text:style-name="T7">pointless </text:span><text:span text:style-name="T10">at the moment. It was fine. The objective of that work was not to calibrate one of those but to characterize the functional </text:span><text:span text:style-name="T13">trait</text:span><text:span text:style-name="T10"> diversity of plant communities. We were roasting in the sun to measure the height of plant specimens and collect leaf samples for further lab measurements. The idea is that those simple morphological features, </text:span><text:span text:style-name="T13">i.e. functional traits,</text:span><text:span text:style-name="T10"> are actually related to those intricate plant growth and interaction </text:span><text:span text:style-name="T19">mechanisms</text:span><text:span text:style-name="T10">. </text:span><text:span text:style-name="T13">Depending on how diverse those traits are within local communities and how they vary across space, ecologists can infer the main ecological processes that structure plant diversity: for instance, if most plants are small, it likely points that the climate is too harsh to allow taller plants to survive. Alpine vegetation is a prime example of this. While sensible, th</text:span><text:span text:style-name="T17">is</text:span><text:span text:style-name="T13"> line of reasoning </text:span><text:span text:style-name="T16">can be</text:span><text:span text:style-name="T13"> a stretch and has been criticized in recent years (REF). </text:span><text:span text:style-name="T20">Pattern i</text:span><text:span text:style-name="T17">nterpret</text:span><text:span text:style-name="T20">at</text:span><text:span text:style-name="T17">i</text:span><text:span text:style-name="T20">on is different from formal testing. </text:span></text:p>
      <text:p text:style-name="P6"/>
      <text:p text:style-name="P8"><text:span text:style-name="T18">Fast forward</text:span> <text:span text:style-name="T18">a </text:span>few years, I was now playing again with theoretical models in the Pellissier lab. </text:p>
      <text:p text:style-name="P8"/>
      <text:p text:style-name="P5"/>
      <text:p text:style-name="P5"/>
      <text:p text:style-name="P5">*<text:span text:style-name="T10">I acknowledge Marie-Pascale Colace and Julien Renaud botanical skills he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oïc Chalmandrier</meta:initial-creator>
    <meta:creation-date>2021-04-08T10:50:00.525197622</meta:creation-date>
    <dc:date>2021-04-08T16:03:18.912925835</dc:date>
    <dc:creator>Loïc Chalmandrier</dc:creator>
    <meta:editing-duration>PT27M33S</meta:editing-duration>
    <meta:editing-cycles>5</meta:editing-cycles>
    <meta:generator>LibreOffice/7.0.1.2$Linux_X86_64 LibreOffice_project/00$Build-2</meta:generator>
    <meta:document-statistic meta:table-count="0" meta:image-count="0" meta:object-count="0" meta:page-count="1" meta:paragraph-count="7" meta:word-count="441" meta:character-count="2779" meta:non-whitespace-character-count="2341"/>
  </office:meta>
</office:document-meta>
</file>